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system" style:font-charset="x-symbol"/>
    <style:font-face style:name="Wingdings" svg:font-family="Wingdings" style:font-family-generic="system" style:font-charset="x-symbol"/>
    <style:font-face style:name="Noto Sans CJK SC Regular" svg:font-family="'Noto Sans CJK SC Regular'" style:font-family-generic="roman"/>
    <style:font-face style:name="Courier New" svg:font-family="'Courier New'" style:font-family-generic="system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P1" style:family="paragraph" style:parent-style-name="Normal">
      <style:paragraph-properties fo:margin-top="0in" fo:margin-bottom="0in" style:contextual-spacing="false" fo:line-height="100%"/>
    </style:style>
    <style:style style:name="P2" style:family="paragraph" style:parent-style-name="Normal">
      <style:paragraph-properties fo:margin-top="0in" fo:margin-bottom="0in" style:contextual-spacing="false" fo:line-height="115%"/>
    </style:style>
    <style:style style:name="P3" style:family="paragraph" style:parent-style-name="Normal">
      <style:paragraph-properties fo:margin-top="0in" fo:margin-bottom="0in" style:contextual-spacing="false" fo:line-height="100%"/>
      <style:text-properties fo:font-weight="bold" style:font-weight-asian="bold" style:font-name-complex="Calibri" style:font-weight-complex="bold"/>
    </style:style>
    <style:style style:name="P4" style:family="paragraph" style:parent-style-name="Normal">
      <style:paragraph-properties fo:line-height="100%"/>
    </style:style>
    <style:style style:name="P5" style:family="paragraph" style:parent-style-name="Heading_20_1" style:master-page-name="MP0">
      <style:paragraph-properties style:page-number="auto" fo:break-before="page"/>
      <style:text-properties fo:color="#000000" loext:opacity="100%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P6" style:family="paragraph" style:parent-style-name="Heading_20_2">
      <style:text-properties fo:color="#808080" loext:opacity="100%"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P7" style:family="paragraph" style:parent-style-name="Heading_20_2">
      <style:text-properties fo:color="#808080" loext:opacity="100%" style:font-name="Cambria" fo:font-size="12pt" fo:font-weight="bold" officeooo:paragraph-rsid="0012c9d1" style:font-name-asian="Cambria" style:font-size-asian="12pt" style:font-weight-asian="bold" style:font-name-complex="Cambria" style:font-size-complex="12pt" style:font-weight-complex="bold"/>
    </style:style>
    <style:style style:name="P8" style:family="paragraph" style:parent-style-name="Heading_20_2">
      <style:paragraph-properties fo:margin-top="0in" fo:margin-bottom="0in" style:contextual-spacing="false"/>
      <style:text-properties fo:color="#808080" loext:opacity="100%"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P9" style:family="paragraph" style:parent-style-name="Heading_20_2">
      <style:paragraph-properties fo:margin-top="0in" fo:margin-bottom="0in" style:contextual-spacing="false" fo:line-height="115%"/>
      <style:text-properties fo:color="#808080" loext:opacity="100%"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P10" style:family="paragraph" style:parent-style-name="Heading_20_2">
      <style:paragraph-properties fo:margin-top="0in" fo:margin-bottom="0in" style:contextual-spacing="false" fo:line-height="100%"/>
    </style:style>
    <style:style style:name="P11" style:family="paragraph" style:parent-style-name="List_20_Paragraph" style:list-style-name="L1">
      <style:paragraph-properties fo:margin-top="0in" fo:margin-bottom="0in" style:contextual-spacing="false" fo:line-height="100%"/>
    </style:style>
    <style:style style:name="P12" style:family="paragraph" style:parent-style-name="List_20_Paragraph" style:list-style-name="L1">
      <style:paragraph-properties fo:margin-top="0in" fo:margin-bottom="0in" style:contextual-spacing="false" fo:line-height="100%"/>
      <style:text-properties style:font-name-complex="Calibri"/>
    </style:style>
    <style:style style:name="P13" style:family="paragraph" style:parent-style-name="List_20_Paragraph" style:list-style-name="L1">
      <style:paragraph-properties fo:margin-top="0in" fo:margin-bottom="0in" style:contextual-spacing="false" fo:line-height="115%"/>
      <style:text-properties style:font-name-complex="Calibri"/>
    </style:style>
    <style:style style:name="P14" style:family="paragraph" style:parent-style-name="List_20_Paragraph" style:list-style-name="L1">
      <style:paragraph-properties fo:margin-top="0in" fo:margin-bottom="0in" style:contextual-spacing="false" fo:line-height="115%"/>
    </style:style>
    <style:style style:name="P15" style:family="paragraph" style:parent-style-name="List_20_Paragraph" style:list-style-name="L1">
      <style:paragraph-properties fo:margin-top="0in" fo:margin-bottom="0in" style:contextual-spacing="false"/>
    </style:style>
    <style:style style:name="P16" style:family="paragraph" style:parent-style-name="List_20_Paragraph" style:list-style-name="L1">
      <style:paragraph-properties fo:margin-top="0in" fo:margin-bottom="0in" style:contextual-spacing="false"/>
      <style:text-properties officeooo:paragraph-rsid="0012c9d1"/>
    </style:style>
    <style:style style:name="P17" style:family="paragraph" style:parent-style-name="List_20_Paragraph" style:list-style-name="L1">
      <style:paragraph-properties fo:margin-top="0in" fo:margin-bottom="0in" style:contextual-spacing="false" fo:line-height="115%"/>
      <style:text-properties fo:color="#000000" loext:opacity="100%" style:font-name-complex="Calibri"/>
    </style:style>
    <style:style style:name="P18" style:family="paragraph" style:parent-style-name="List_20_Paragraph" style:list-style-name="L1">
      <style:paragraph-properties fo:margin-left="0.25in" fo:margin-right="0in" fo:margin-top="0in" fo:margin-bottom="0in" style:contextual-spacing="false" fo:line-height="115%" fo:text-indent="0in" style:auto-text-indent="false">
        <style:tab-stops>
          <style:tab-stop style:position="-0.25in"/>
        </style:tab-stops>
      </style:paragraph-properties>
    </style:style>
    <style:style style:name="P19" style:family="paragraph" style:parent-style-name="List_20_Paragraph" style:list-style-name="L2">
      <style:paragraph-properties fo:margin-left="0.25in" fo:margin-right="0in" fo:margin-top="0in" fo:margin-bottom="0in" style:contextual-spacing="false" fo:line-height="100%" fo:text-indent="0in" style:auto-text-indent="false">
        <style:tab-stops>
          <style:tab-stop style:position="-0.25in"/>
        </style:tab-stops>
      </style:paragraph-properties>
      <style:text-properties officeooo:paragraph-rsid="001490bc"/>
    </style:style>
    <style:style style:name="P2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</style:style>
    <style:style style:name="P21" style:family="paragraph" style:parent-style-name="Normal" style:list-style-name="L1">
      <style:paragraph-properties fo:margin-top="0in" fo:margin-bottom="0in" style:contextual-spacing="false" fo:line-height="100%"/>
      <style:text-properties style:font-name-complex="Calibri"/>
    </style:style>
    <style:style style:name="P22" style:family="paragraph" style:parent-style-name="Normal" style:list-style-name="L1">
      <style:paragraph-properties fo:margin-top="0in" fo:margin-bottom="0in" style:contextual-spacing="false" fo:line-height="100%"/>
      <style:text-properties fo:color="#000000" loext:opacity="100%" style:font-name-complex="Calibri"/>
    </style:style>
    <style:style style:name="P23" style:family="paragraph" style:parent-style-name="Normal">
      <style:paragraph-properties fo:margin-top="0in" fo:margin-bottom="0in" style:contextual-spacing="false" fo:line-height="100%"/>
      <style:text-properties fo:color="#000000" loext:opacity="100%" fo:font-weight="bold" style:font-weight-asian="bold" style:font-name-complex="Calibri" style:font-weight-complex="bold"/>
    </style:style>
    <style:style style:name="P24" style:family="paragraph" style:parent-style-name="Normal">
      <style:paragraph-properties fo:margin-top="0in" fo:margin-bottom="0in" style:contextual-spacing="false" fo:line-height="100%"/>
    </style:style>
    <style:style style:name="T1" style:family="text">
      <style:text-properties fo:color="#808080" loext:opacity="100%" fo:font-weight="bold" style:font-weight-asian="bold" style:font-name-complex="Calibri" style:font-weight-complex="bold"/>
    </style:style>
    <style:style style:name="T2" style:family="text">
      <style:text-properties fo:color="#808080" loext:opacity="100%"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T3" style:family="text">
      <style:text-properties fo:font-weight="bold" style:font-weight-asian="bold" style:font-name-complex="Calibri" style:font-weight-complex="bold"/>
    </style:style>
    <style:style style:name="T4" style:family="text">
      <style:text-properties fo:font-style="italic" style:font-style-asian="italic" style:font-name-complex="Calibri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-complex="Calibri"/>
    </style:style>
    <style:style style:name="T7" style:family="text">
      <style:text-properties fo:color="#000000" loext:opacity="100%" fo:font-weight="bold" style:font-weight-asian="bold" style:font-name-complex="Calibri" style:font-weight-complex="bold"/>
    </style:style>
    <style:style style:name="T8" style:family="text">
      <style:text-properties style:font-name-complex="Calibri"/>
    </style:style>
    <style:style style:name="T9" style:family="text">
      <style:text-properties fo:color="#1155cc" loext:opacity="100%" style:font-name-complex="Calibri"/>
    </style:style>
    <text:list-style style:name="L1">
      <text:list-level-style-bullet text:level="1" text:style-name="WW_5f_CharLFO2LVL1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▫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manuel V. Chimanski</text:h>
      <text:p text:style-name="P1"><text:span text:style-name="Default_20_Paragraph_20_Font"><text:span text:style-name="T1">Postdoctoral Research Staff Member</text:span></text:span><text:span text:style-name="Default_20_Paragraph_20_Font"><text:span text:style-name="T3"> </text:span></text:span></text:p>
      <text:p text:style-name="P1"><text:span text:style-name="Default_20_Paragraph_20_Font"><text:span text:style-name="T4">Nuclear Data and Theory Group, Nuclear and Chemical Science Division, Lawrence Livermore National Laboratory, 7000 East Ave., L-414, Livermore, CA-94551</text:span></text:span></text:p>
      <text:p text:style-name="P1"><text:span text:style-name="Default_20_Paragraph_20_Font"><text:span text:style-name="T6">Telephone: (925) 404-7177 <text:s/></text:span></text:span><text:span text:style-name="Default_20_Paragraph_20_Font"><text:span text:style-name="T8">E-mail: </text:span></text:span><text:a xlink:type="simple" xlink:href="mailto:chimanski1@llnl.gov" office:target-frame-name="_top" xlink:show="replace" text:style-name="Internet_20_link" text:visited-style-name="Visited_20_Internet_20_Link"><text:span text:style-name="Hyperlink"><text:span text:style-name="T9">chimanski1@llnl.gov</text:span></text:span></text:a></text:p>
      <text:h text:style-name="P8" text:outline-level="2">Education &amp; Training</text:h>
      <text:list xml:id="list1167771326" text:style-name="L1">
        <text:list-item>
          <text:p text:style-name="P11"><text:span text:style-name="Default_20_Paragraph_20_Font"><text:span text:style-name="T6">Ph.D., Physics/Nuclear Physics, Aeronautics Institute of Technology (ITA), Brazil-2019:</text:span></text:span></text:p>
          <text:list>
            <text:list-item>
              <text:list>
                <text:list-item>
                  <text:p text:style-name="P22">Extension of the Quantum formalism for Multi Step Direct Reactions</text:p>
                </text:list-item>
                <text:list-item>
                  <text:p text:style-name="P22">Supervisors: Prof. Dr. Brett Vern Carlson (ITA) and Dr. Roberto Capote Noy (IAEA)</text:p>
                </text:list-item>
              </text:list>
            </text:list-item>
          </text:list>
        </text:list-item>
        <text:list-item>
          <text:p text:style-name="P12">M.S., Physics/Nonlinear dynamics and Complex Systems, Aeronautics Institute of Technology (ITA) , Brazil-2015: </text:p>
          <text:list>
            <text:list-item>
              <text:list>
                <text:list-item>
                  <text:p text:style-name="P21">Route to Hyperchaos in Rayleigh-Bénard Convection</text:p>
                </text:list-item>
                <text:list-item>
                  <text:p text:style-name="P21">Supervisors: Prof. Dr. Erico L. Rempel (ITA) and Dr. Roman Chertovskih (ITA)</text:p>
                </text:list-item>
              </text:list>
            </text:list-item>
          </text:list>
        </text:list-item>
        <text:list-item>
          <text:p text:style-name="P13">Machine Learning, Stanford|online/coursera – 2021.</text:p>
        </text:list-item>
        <text:list-item>
          <text:p text:style-name="P14"><text:span text:style-name="Default_20_Paragraph_20_Font"><text:span text:style-name="T8">XX Jorge André Swieca Summer School on Theoretical Nuclear </text:span></text:span>Physics, Brazil - 2021.</text:p>
        </text:list-item>
        <text:list-item>
          <text:p text:style-name="P15"><text:span text:style-name="Default_20_Paragraph_20_Font"><text:span text:style-name="T8">XIX Jorge André Swieca Summer School on Theoretical Nuclear </text:span></text:span>Physics, Brazil - 2019.</text:p>
        </text:list-item>
        <text:list-item>
          <text:p text:style-name="P13">School on Effective Field Theory across Length Scales at South American Institute for Fundamental Research, ICTP-SAIFR, Brazil – 2016.</text:p>
        </text:list-item>
        <text:list-item>
          <text:p text:style-name="P13">School on Physics Applications in Biology at South American Institute for Fundamental Research, ICTP-SAIFR, Brazil – 2016.</text:p>
        </text:list-item>
      </text:list>
      <text:h text:style-name="P8" text:outline-level="2">Computer Skills</text:h>
      <text:list xml:id="list84954862283183" text:continue-numbering="true" text:style-name="L1">
        <text:list-item>
          <text:p text:style-name="P13">GNU/Linux and Latex.</text:p>
        </text:list-item>
        <text:list-item>
          <text:p text:style-name="P13">FORTRAN, OpenMP, GnuOctave, Python, Jupyter, Mathematica.</text:p>
        </text:list-item>
      </text:list>
      <text:h text:style-name="P8" text:outline-level="2">Appointments</text:h>
      <text:list xml:id="list84955270943693" text:continue-numbering="true" text:style-name="L1">
        <text:list-item>
          <text:p text:style-name="P17">Postdoctoral - Lawrence Livermore National Laboratory (LLNL), Livermore/CA – US, March/2019 - present.</text:p>
        </text:list-item>
        <text:list-item>
          <text:p text:style-name="P14"><text:span text:style-name="Default_20_Paragraph_20_Font"><text:span text:style-name="T6">Visiting Student - Florida State University – FSU (Physics Dep.) under supervision of Prof. Dr. Alexander Volya, Tallahassee/Florida – US, Oct-Dec/2018.</text:span></text:span></text:p>
        </text:list-item>
        <text:list-item>
          <text:p text:style-name="P14"><text:span text:style-name="Default_20_Paragraph_20_Font"><text:span text:style-name="T6">Internship - International Atomic Energy Agency – IAEA (Nuclear Data Development Unit), Vienna – Austria, Sep/2017-Sep/2018.</text:span></text:span></text:p>
        </text:list-item>
      </text:list>
      <text:h text:style-name="P9" text:outline-level="2">Awards &amp; Leadership Roles</text:h>
      <text:list xml:id="list84953699507386" text:continue-numbering="true" text:style-name="L1">
        <text:list-item>
          <text:p text:style-name="P18"><text:span text:style-name="Default_20_Paragraph_20_Font"><text:span text:style-name="T6">My publication “Quasiparticle nature of excited states in random-phase approximation” was selected as Top 10 contributions in the quadrennium of the Post-Graduation Program. Phys. Rev. C 99 014305 (2019).</text:span></text:span></text:p>
        </text:list-item>
        <text:list-item>
          <text:p text:style-name="P18"><text:span text:style-name="Default_20_Paragraph_20_Font"><text:span text:style-name="T6">Vice-chair of the APS chapter at the Lawrence Livermore National Laboratory (LLNL) – 2021.</text:span></text:span></text:p>
        </text:list-item>
      </text:list>
      <text:p text:style-name="P2"><text:span text:style-name="Default_20_Paragraph_20_Font"><text:span text:style-name="T2">Referee Activities</text:span></text:span></text:p>
      <text:list xml:id="list84953392577911" text:continue-numbering="true" text:style-name="L1">
        <text:list-item>
          <text:p text:style-name="P14"><text:span text:style-name="Default_20_Paragraph_20_Font"><text:span text:style-name="T6">Proceedings for the CNR*18 published online and in print by Springer Nature.</text:span></text:span></text:p>
        </text:list-item>
        <text:list-item>
          <text:p text:style-name="P15"><text:span text:style-name="Default_20_Paragraph_20_Font"><text:span text:style-name="T5"><text:s/>Communications in Nonlinear Science and Numerical Simulations journal</text:span></text:span><text:span text:style-name="Default_20_Paragraph_20_Font"><text:span text:style-name="T6">.</text:span></text:span></text:p>
        </text:list-item>
        <text:list-item>
          <text:p text:style-name="P16"><text:span text:style-name="Default_20_Paragraph_20_Font"><text:span text:style-name="T6">Brazilian Journal of Physics.</text:span></text:span><text:line-break/><text:line-break/><text:soft-page-break/><text:line-break/></text:p>
        </text:list-item>
      </text:list>
      <text:h text:style-name="P7" text:outline-level="2">Publications</text:h>
      <text:p text:style-name="P20"><text:span text:style-name="Default_20_Paragraph_20_Font"><text:span text:style-name="T7">Published</text:span></text:span></text:p>
      <text:list xml:id="list84955113447488" text:continue-numbering="true" text:style-name="L1"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and <text:s/>B. V. Carlson. Nucleon-induced inelastic scattering with statistical strength functions and the ECIS direct reaction code. EPJA, (2021). 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L.A. Souza, B. V. Carlson. The São Paulo Potential and the 3He Breakup Reaction at 130 MeV on 93Nb and 197Au. BJB, 51(2), 323-327 (2020). 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B. V. Carlson, R. Capote, A J Koning. Quasiparticle nature of excited states in random-phase approximation. Phys. Rev. C 99 014305 (2019).</text:span></text:span></text:p>
        </text:list-item>
        <text:list-item>
          <text:p text:style-name="P11"><text:span text:style-name="Default_20_Paragraph_20_Font"><text:span text:style-name="T7">E.V. Chimanski</text:span></text:span><text:span text:style-name="Default_20_Paragraph_20_Font"><text:span text:style-name="T6">. Extension of the Quantum Formalism for Multistep Direct Nuclear Reactions. 2019. 116f. Thesis of Doctor of Science – Instituto Tecnológico de Aeronáutica, São José dos Campos.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R. Capote, B. V. Carlson and A J Koning. Statistical multi-step direct reaction models and the eikonal approximation CERN Proceedings series of the 15th edition of the Varenna Conference on Nuclear Reaction Mechanisms (2018).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R. Capote, B. V. Carlson and A J Koning. Multi-step direct reaction models including collectivity in nucleon induced reactions , CNR*18 Proceedings (2019). 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B. V. Carlson, R. Capote and A J Koning. The role of nucleon knockout in pre-equilibrium reactions CERN Proceedings series of the 15th edition of the Varenna Conference on Nuclear Reaction Mechanisms (2018).</text:span></text:span></text:p>
        </text:list-item>
        <text:list-item>
          <text:p text:style-name="P11"><text:span text:style-name="Default_20_Paragraph_20_Font"><text:span text:style-name="T6">L. A. Souza, </text:span></text:span><text:span text:style-name="Default_20_Paragraph_20_Font"><text:span text:style-name="T7">E. V. Chimanski</text:span></text:span><text:span text:style-name="Default_20_Paragraph_20_Font"><text:span text:style-name="T6">, T. Frederico, B. V. Carlson, M. S. Hussein. Four-body eikonal approach to three-body halo nuclei scattering.</text:span></text:span></text:p>
        </text:list-item>
        <text:list-item>
          <text:p text:style-name="P11"><text:span text:style-name="Default_20_Paragraph_20_Font"><text:span text:style-name="T6">Hussein, Mahi S. ; Souza, Lucas A. ; </text:span></text:span><text:span text:style-name="Default_20_Paragraph_20_Font"><text:span text:style-name="T7">Chimanski, Emanuel</text:span></text:span><text:span text:style-name="Default_20_Paragraph_20_Font"><text:span text:style-name="T6"> ; Carlson, Brett; Frederico, Tobias. Inclusive Breakup Theory of Three-Body Halos. EPJ Web of Conferences (2017).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., Martins, C. G. L., Chertovskih, R., Rempel, E. L., Roberto, M., Caldas, I. L., Chian, A. C.-L. Intermittency and transport barriers in fluids and plasmas, In: From nonlinear dynamics to complex systems: A Mathematical modeling approach, Springer, Elbert E. N. Macau (Ed.), Springer.</text:span></text:span></text:p>
        </text:list-item>
        <text:list-item>
          <text:p text:style-name="P11"><text:span text:style-name="Default_20_Paragraph_20_Font"><text:span text:style-name="T6">R. Chertovskih, </text:span></text:span><text:span text:style-name="Default_20_Paragraph_20_Font"><text:span text:style-name="T7">E. V. Chimanski</text:span></text:span><text:span text:style-name="Default_20_Paragraph_20_Font"><text:span text:style-name="T6"> and E. L. Rempel. Route to hyperchaos in Rayleigh-Bénard convection, Euro Phys Lett, 112, 14001 (2015).</text:span></text:span></text:p>
        </text:list-item>
        <text:list-item>
          <text:p text:style-name="P11"><text:span text:style-name="Default_20_Paragraph_20_Font"><text:span text:style-name="T7">Emanuel V. Chimanski</text:span></text:span><text:span text:style-name="Default_20_Paragraph_20_Font"><text:span text:style-name="T6">, Erico L. Rempel, Roman Chertovskih. On-off intermittency and spatiotemporal chaos in three-dimensional Rayleigh-Bénard convection, Adv Space Res, 57, 1440 <text:s/>(2016).</text:span></text:span></text:p>
        </text:list-item>
        <text:list-item>
          <text:p text:style-name="P11"><text:span text:style-name="Default_20_Paragraph_20_Font"><text:span text:style-name="T6">R. Chertovskih, E. L. Rempel, </text:span></text:span><text:span text:style-name="Default_20_Paragraph_20_Font"><text:span text:style-name="T7">E. V. Chimanski</text:span></text:span><text:span text:style-name="Default_20_Paragraph_20_Font"><text:span text:style-name="T6">, Magnetic field generation by intermittent convection, Phys. Lett. A, 381, 3300 (2017).</text:span></text:span></text:p>
        </text:list-item>
      </text:list>
      <text:p text:style-name="P23">Submitted and in Preparation</text:p>
      <text:list xml:id="list84953951067148" text:continue-numbering="true" text:style-name="L1"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B. V. Carlson, R. Capote, A J Koning. Extension of Nucleon-Induced Direct Reactions to Two Steps within the Multi-Step Direct Formalism. Phys. Rev. C. Submitted</text:span></text:span></text:p>
        </text:list-item>
        <text:list-item>
          <text:p text:style-name="P11"><text:span text:style-name="Default_20_Paragraph_20_Font"><text:span text:style-name="T6">L.A. Souza, </text:span></text:span><text:span text:style-name="Default_20_Paragraph_20_Font"><text:span text:style-name="T7">E.V. Chimanski</text:span></text:span><text:span text:style-name="Default_20_Paragraph_20_Font"><text:span text:style-name="T6">, B.V. Carlson. Inclusive breakup cross sections induced by 6He and 6,7Li. Phys. Rev. C . Submitted. ArXiv:2012.14805.</text:span></text:span></text:p>
        </text:list-item>
        <text:list-item>
          <text:p text:style-name="P11"><text:span text:style-name="Default_20_Paragraph_20_Font"><text:span text:style-name="T7">E. V. Chimanski</text:span></text:span><text:span text:style-name="Default_20_Paragraph_20_Font"><text:span text:style-name="T6">, S. Peru, W. Younes and J. Escher. Projection formalism and the angular momentum restoration in deformed targets. In preparation.</text:span></text:span><text:span text:style-name="T5"><text:line-break/></text:span><text:line-break/><text:line-break/><text:line-break/><text:line-break/><text:soft-page-break/><text:line-break/><text:line-break/></text:p>
        </text:list-item>
      </text:list>
      <text:h text:style-name="P6" text:outline-level="2">Presentations</text:h>
      <text:p text:style-name="P1"><text:span text:style-name="Default_20_Paragraph_20_Font"><text:span text:style-name="T3">Invited Talks:</text:span></text:span></text:p>
      <text:list xml:id="list84955221147353" text:continue-numbering="true" text:style-name="L1">
        <text:list-item>
          <text:p text:style-name="P12">Nuclear and Chemical Sciences Division (NACS), LLNL 2021.</text:p>
        </text:list-item>
        <text:list-item>
          <text:p text:style-name="P12">Department of Physics of Fluminense Federal University – RJ/Brazil, 2020.</text:p>
        </text:list-item>
        <text:list-item>
          <text:p text:style-name="P12">Department of Physics of Federal University of Cariri – CE/Brazil, 2020.</text:p>
        </text:list-item>
        <text:list-item>
          <text:p text:style-name="P11"><text:bookmark-start text:name="__DdeLink__138_1489335192"/><text:span text:style-name="Default_20_Paragraph_20_Font"><text:span text:style-name="T8">Department of Physics and Astronomy Texas A&amp;M University – Commerce/Texas – US, 2018.</text:span></text:span><text:bookmark-end text:name="__DdeLink__138_1489335192"/></text:p>
        </text:list-item>
        <text:list-item>
          <text:p text:style-name="P12">Department of Physics, Florida State University – FSU - Tallahassee/Florida – US, 2018.</text:p>
        </text:list-item>
        <text:list-item>
          <text:p text:style-name="P12">Lawrence Livermore National Laboratory – LLNL - Livermore/California – US, 2018.</text:p>
        </text:list-item>
        <text:list-item>
          <text:p text:style-name="P12">CEA, DAM, DIF, Bruyères-le-Châtel, France, 2018.</text:p>
        </text:list-item>
      </text:list>
      <text:p text:style-name="P3">Contribute talks:</text:p>
      <text:list xml:id="list84953568916822" text:continue-numbering="true" text:style-name="L1">
        <text:list-item>
          <text:p text:style-name="P11"><text:span text:style-name="Default_20_Paragraph_20_Font"><text:span text:style-name="T8">Division of Nuclear Physics Meeting (DNP—APS), 2020. Improving Inelastic Scattering Descriptions: Reaction Theory for Deformed </text:span></text:span>Targets with the QRPA.</text:p>
        </text:list-item>
        <text:list-item>
          <text:p text:style-name="P11"><text:span text:style-name="Default_20_Paragraph_20_Font"><text:span text:style-name="T8">Brazilian Meeting on Nuclear Physics, 2020. Nucleon Induced Reactions Theory for Deformed Target Nuclei: Angular </text:span></text:span>Momentum Restoration and the QRPA;<text:span text:style-name="Default_20_Paragraph_20_Font"><text:span text:style-name="T8"> Inclusive Emissions from 3He Breakup Reaction on Medium and Heavy Targets.</text:span></text:span></text:p>
        </text:list-item>
        <text:list-item>
          <text:p text:style-name="P12"><text:s/>Far West Section Meeting (FWS – APS), 2020. Improving Inelastic Scattering Descriptions: Reaction Theory for Deformed Targets with the QRPA.</text:p>
        </text:list-item>
        <text:list-item>
          <text:p text:style-name="P11"><text:span text:style-name="Default_20_Paragraph_20_Font"><text:span text:style-name="T8"><text:s/>Division of Nuclear Physics Meeting (DNP—APS), 2019. Improved Inelastic Scattering Descriptions for Nuclear Data Evaluations, </text:span></text:span>Nuclear Structure and Reaction Studies<text:bookmark text:name="__DdeLink__124_3910876415"/>.</text:p>
        </text:list-item>
        <text:list-item>
          <text:p text:style-name="P11"><text:span text:style-name="Default_20_Paragraph_20_Font"><text:span text:style-name="T8">6th International Workshop on Compound-Nuclear Reactions and Related Topics </text:span></text:span>(CNR*18), 2018. Multi-step direct reaction models including collectivity in nucleon induced reactions.</text:p>
        </text:list-item>
        <text:list-item>
          <text:p text:style-name="P11">15th Varenna International Conference on Nuclear Reaction Mechanisms, 2018. Statistical multi-step direct reaction models and the RPA.</text:p>
        </text:list-item>
        <text:list-item>
          <text:p text:style-name="P11">6th International Conference on Nonlinear Science and Complexity, 2016. Route to hyperchaos and Intermittency in Rayleigh-Bénard convection.</text:p>
        </text:list-item>
      </text:list>
      <text:p text:style-name="P3">Posters:</text:p>
      <text:list xml:id="list84954195851921" text:continue-numbering="true" text:style-name="L1">
        <text:list-item>
          <text:p text:style-name="P11">XL Brazilian Meeting on Nuclear Physics, 2017. Reactions and structure of three-fragment weakly bound nuclei.</text:p>
        </text:list-item>
        <text:list-item>
          <text:p text:style-name="P11">Brazilian Physics meeting, 2016. Quasi-Particle – Quasi-Hole Nature of High Energy RPA Modes.</text:p>
        </text:list-item>
        <text:list-item>
          <text:p text:style-name="P11">National Meeting of Statistical Physics, 2015. Leaking square quantum billiards.</text:p>
        </text:list-item>
        <text:list-item>
          <text:p text:style-name="P11">Tenth Latin American Conference on Space Geophysics, Cusco-Peru 2014. Route to hyperchaos in Rayleigh-Bénard convection.</text:p>
        </text:list-item>
        <text:list-item>
          <text:p text:style-name="P11">Brazilian National Meeting on Condensed Matter Physics. Influence of obtuse and acute angles in statistic of energy levels of quantum polygonal billiards.</text:p>
        </text:list-item>
        <text:list-item>
          <text:p text:style-name="P11">Brazilian Physics meeting, 2011. Energy levels statistics in quantum obtuse triangular billiards.</text:p>
        </text:list-item>
      </text:list>
      <text:h text:style-name="P10" text:outline-level="2"><text:span text:style-name="Default_20_Paragraph_20_Font"><text:span text:style-name="T2">Teaching Experience</text:span></text:span></text:h>
      <text:list xml:id="list3731506740" text:style-name="L2">
        <text:list-item>
          <text:p text:style-name="P19"><text:span text:style-name="T8">Physics (mechanics ) Laboratory. <text:s/>Assistant teacher under supervision of Prof. Dr. Jose Silverio Edmundo Germano, ITA (Instituto Tecnologico de Aeronautica – Brazil) 2015.</text:span></text:p>
        </text:list-item>
        <text:list-item>
          <text:p text:style-name="P19"><text:span text:style-name="T8">Fundamental Physics 1. Assistant teacher under supervision of Prof. Dr. Ricardo Yoshimitsu Miyahara. UNICENTRO (Universidade Estadual do Centro Oeste – Brazil) 2012.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system" style:font-charset="x-symbol"/>
    <style:font-face style:name="Wingdings" svg:font-family="Wingdings" style:font-family-generic="system" style:font-charset="x-symbol"/>
    <style:font-face style:name="Noto Sans CJK SC Regular" svg:font-family="'Noto Sans CJK SC Regular'" style:font-family-generic="roman"/>
    <style:font-face style:name="Courier New" svg:font-family="'Courier New'" style:font-family-generic="system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roman" style:font-size-asian="14pt" style:font-name-complex="Lohit Devanagari" style:font-family-complex="'Lohit Devanagari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roman" style:font-pitch="variable" fo:font-size="13pt" style:font-size-asian="13pt" style:font-size-complex="13pt" fo:hyphenate="false" loext:hyphenation-no-caps="false"/>
    </style:style>
    <style:style style:name="Normal" style:family="paragraph">
      <style:paragraph-properties fo:margin-top="0in" fo:margin-bottom="0.111in" style:contextual-spacing="false" fo:line-height="107%" fo:hyphenation-ladder-count="no-limit"/>
      <style:text-properties fo:font-size="11pt" style:font-size-asian="11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style:font-pitch-complex="variable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roman" style:font-pitch-asian="variable" style:font-size-asian="18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fo:hyphenate="false" loext:hyphenation-no-caps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fo:hyphenate="false" loext:hyphenation-no-caps="false"/>
    </style:style>
    <style:style style:name="Dimension_20_Line" style:display-name="Dimension Line" style:family="paragraph" style:parent-style-name="Default">
      <style:paragraph-properties fo:hyphenation-ladder-count="no-limit"/>
      <style:text-properties fo:hyphenate="false" loext:hyphenation-no-caps="false"/>
    </style:style>
    <style:style style:name="Filled" style:family="paragraph">
      <style:paragraph-properties fo:hyphenation-ladder-count="no-limit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Outlined" style:family="paragraph">
      <style:paragraph-properties fo:hyphenation-ladder-count="no-limit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loext:opacity="100%" fo:hyphenate="false" loext:hyphenation-no-caps="false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loext:opacity="100%" fo:hyphenate="false" loext:hyphenation-no-caps="false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loext:opacity="100%" fo:hyphenate="false" loext:hyphenation-no-caps="false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loext:opacity="100%" fo:hyphenate="false" loext:hyphenation-no-caps="false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 fo:line-height="90%" fo:hyphenation-ladder-count="no-limit"/>
      <style:text-properties fo:color="#000000" loext:opacity="100%" style:font-name="DejaVu Sans" fo:font-family="'DejaVu Sans'" style:font-family-generic="roman" style:font-pitch="variable" fo:font-size="28pt" style:letter-kerning="true" style:font-name-asian="DejaVu Sans" style:font-family-asian="'DejaVu Sans'" style:font-family-generic-asian="roman" style:font-pitch-asian="variable" style:font-size-asian="28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Blank_20_Slide_7e_LT_7e_Gliederung_20_6" style:display-name="Blank Slide~LT~Gliederung 6" style:family="paragraph" style:parent-style-name="Blank_20_Slide_7e_LT_7e_Gliederung_20_5">
      <style:paragraph-properties fo:hyphenation-ladder-count="no-limit"/>
      <style:text-properties fo:hyphenate="false" loext:hyphenation-no-caps="false"/>
    </style:style>
    <style:style style:name="Blank_20_Slide_7e_LT_7e_Gliederung_20_7" style:display-name="Blank Slide~LT~Gliederung 7" style:family="paragraph" style:parent-style-name="Blank_20_Slide_7e_LT_7e_Gliederung_20_6">
      <style:paragraph-properties fo:hyphenation-ladder-count="no-limit"/>
      <style:text-properties fo:hyphenate="false" loext:hyphenation-no-caps="false"/>
    </style:style>
    <style:style style:name="Blank_20_Slide_7e_LT_7e_Gliederung_20_8" style:display-name="Blank Slide~LT~Gliederung 8" style:family="paragraph" style:parent-style-name="Blank_20_Slide_7e_LT_7e_Gliederung_20_7">
      <style:paragraph-properties fo:hyphenation-ladder-count="no-limit"/>
      <style:text-properties fo:hyphenate="false" loext:hyphenation-no-caps="false"/>
    </style:style>
    <style:style style:name="Blank_20_Slide_7e_LT_7e_Gliederung_20_9" style:display-name="Blank Slide~LT~Gliederung 9" style:family="paragraph" style:parent-style-name="Blank_20_Slide_7e_LT_7e_Gliederung_20_8">
      <style:paragraph-properties fo:hyphenation-ladder-count="no-limit"/>
      <style:text-properties fo:hyphenate="false" loext:hyphenation-no-caps="false"/>
    </style:style>
    <style:style style:name="Blank_20_Slide_7e_LT_7e_Titel" style:display-name="Blank Slide~LT~Titel" style:family="paragraph">
      <style:paragraph-properties style:line-height-at-least="0.139in" fo:hyphenation-ladder-count="no-limit"/>
      <style:text-properties fo:color="#000000" loext:opacity="100%" style:font-name="DejaVu Sans" fo:font-family="'DejaVu Sans'" style:font-family-generic="roman" style:font-pitch="variable" fo:font-size="18pt" style:letter-kerning="true" style:font-name-asian="DejaVu Sans" style:font-family-asian="'DejaVu Sans'" style:font-family-generic-asian="roman" style:font-pitch-asian="variable" style:font-size-asian="18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lank_20_Slide_7e_LT_7e_Untertitel" style:display-name="Blank Slid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roman" style:font-pitch="variable" fo:font-size="32pt" style:letter-kerning="true" style:font-name-asian="DejaVu Sans" style:font-family-asian="'DejaVu Sans'" style:font-family-generic-asian="roman" style:font-pitch-asian="variable" style:font-size-asian="32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lank_20_Slide_7e_LT_7e_Notizen" style:display-name="Blank Slid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roman" style:font-pitch="variable" fo:font-size="20pt" style:letter-kerning="true" style:font-name-asian="DejaVu Sans" style:font-family-asian="'DejaVu Sans'" style:font-family-generic-asian="roman" style:font-pitch-asian="variable" style:font-size-asian="20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lank_20_Slide_7e_LT_7e_Hintergrundobjekte" style:display-name="Blank Slide~LT~Hintergrundobjekte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roman" style:font-pitch-asian="variable" style:font-size-asian="12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lank_20_Slide_7e_LT_7e_Hintergrund" style:display-name="Blank Slide~LT~Hintergrund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roman" style:font-pitch-asian="variable" style:font-size-asian="12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roman" style:font-pitch-asian="variable" style:font-size-asian="18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Background_20_objects" style:display-name="Background objects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roman" style:font-pitch-asian="variable" style:font-size-asian="12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Background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roman" style:font-pitch-asian="variable" style:font-size-asian="12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roman" style:font-pitch="variable" fo:font-size="20pt" style:letter-kerning="true" style:font-name-asian="DejaVu Sans" style:font-family-asian="'DejaVu Sans'" style:font-family-generic-asian="roman" style:font-pitch-asian="variable" style:font-size-asian="20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Outline_20_1" style:display-name="Outline 1" style:family="paragraph">
      <style:paragraph-properties fo:margin-top="0.1965in" fo:margin-bottom="0in" style:contextual-spacing="false" fo:line-height="90%" fo:hyphenation-ladder-count="no-limit"/>
      <style:text-properties fo:color="#000000" loext:opacity="100%" style:font-name="DejaVu Sans" fo:font-family="'DejaVu Sans'" style:font-family-generic="roman" style:font-pitch="variable" fo:font-size="28pt" style:letter-kerning="true" style:font-name-asian="DejaVu Sans" style:font-family-asian="'DejaVu Sans'" style:font-family-generic-asian="roman" style:font-pitch-asian="variable" style:font-size-asian="28pt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" style:font-family-asian="Calibri" style:font-family-generic-asian="roman" style:font-pitch-asian="variable" style:font-size-asian="16pt" style:font-name-complex="DejaVu Sans" style:font-family-complex="'DejaVu Sans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" style:font-family-asian="Calibri" style:font-family-generic-asian="roman" style:font-pitch-asian="variable" style:font-size-asian="13pt" style:font-name-complex="DejaVu Sans" style:font-family-complex="'DejaVu Sans'" style:font-family-generic-complex="roman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ourier New" fo:font-family="'Courier New'" style:font-family-generic="system"/>
    </style:style>
    <style:style style:name="WW_5f_CharLFO2LVL2" style:display-name="WW_CharLFO2LVL2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2LVL3" style:display-name="WW_CharLFO2LVL3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2LVL4" style:display-name="WW_CharLFO2LVL4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2LVL6" style:display-name="WW_CharLFO2LVL6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2LVL7" style:display-name="WW_CharLFO2LVL7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2LVL9" style:display-name="WW_CharLFO2LVL9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title/>
    <dc:description/>
    <dc:subject/>
    <meta:initial-creator>Chimanski, Emanuel Vicente</meta:initial-creator>
    <meta:creation-date>2021-06-23T15:44:00Z</meta:creation-date>
    <dc:date>2021-06-23T08:49:49.060383872</dc:date>
    <meta:editing-cycles>46</meta:editing-cycles>
    <meta:editing-duration>PT4M55S</meta:editing-duration>
    <meta:document-statistic meta:table-count="0" meta:image-count="0" meta:object-count="0" meta:page-count="3" meta:paragraph-count="76" meta:word-count="1133" meta:character-count="7852" meta:non-whitespace-character-count="6812"/>
    <meta:user-defined meta:name="ContentTypeId">0x01010088462D944C1DE84D9EB4ED08DED9A8FC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